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WorkFlow </text:p>
      <text:p text:style-name="P2"/>
      <text:p text:style-name="P1">Groupe NAB(Notin Arejdhal Bonnard)</text:p>
      <text:p text:style-name="P1"/>
      <text:p text:style-name="P1"/>
      <text:p text:style-name="P3">On utilise Git et Github pour le stockage et la gestion des versions.</text:p>
      <text:p text:style-name="P3"/>
      <text:p text:style-name="P3">Pour la synchronisation entre AlterVista et notre GitLocal on utilise WinSCP avec son option de synchronisation en temps réel.</text:p>
      <text:p text:style-name="P3"/>
      <text:p text:style-name="P3">Après chaque PUSH on demande par oral a tout les autres de PULL la nouvelle version. Et elle est directement mise à jour sur AlterVista grâce a WinSCP.</text:p>
      <text:p text:style-name="P3"/>
      <text:p text:style-name="P3">Au démarrage on PULL obligatoirement. Si on travail chez soi, et donc que l'on ne peux pas se parler directement, on envoie un Mail lors de changement important. Si plusieurs personne travail en même temps sans être à coté, on opte pour une solution de communication plus rapide : chat ou Voip</text:p>
      <text:p text:style-name="P3"/>
      <text:p text:style-name="P3">Un document est utilisé par une seule personne à la fois, si plusieurs personnes veulent travailler sur le même doc, il se mette sur le même PC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17T08:38:05.52</meta:creation-date>
    <dc:date>2014-10-17T09:22:15.02</dc:date>
    <meta:editing-duration>PT15M6S</meta:editing-duration>
    <meta:editing-cycles>3</meta:editing-cycles>
    <meta:generator>OpenOffice/4.1.1$Win32 OpenOffice.org_project/411m6$Build-9775</meta:generator>
    <meta:document-statistic meta:table-count="0" meta:image-count="0" meta:object-count="0" meta:page-count="1" meta:paragraph-count="7" meta:word-count="145" meta:character-count="827"/>
  </office:meta>
</office:document-meta>
</file>